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716cm" fo:min-width="24.466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384cm" fo:min-width="10.134cm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159cm" svg:stroke-color="#2a6099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2.426cm" fo:min-width="1.976cm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406cm" fo:min-width="12.556cm" fo:padding-top="0.142cm" fo:padding-bottom="0.142cm" fo:padding-left="0.267cm" fo:padding-right="0.267cm"/>
    </style:style>
    <style:style style:name="gr6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2.424cm" fo:min-width="3.174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65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2.91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1.111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solid" svg:stroke-width="0.159cm" svg:stroke-color="#000000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6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5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54cm" fo:min-width="2.20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72cm" fo:min-width="2.02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54cm" fo:min-width="2.02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72cm" fo:min-width="2.222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1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3" style:family="paragraph">
      <loext:graphic-properties draw:fill="none"/>
      <style:paragraph-properties fo:text-align="center"/>
      <style:text-properties style:font-name="Liberation Sans1"/>
    </style:style>
    <style:style style:name="P4" style:family="paragraph">
      <loext:graphic-properties draw:fill="solid" draw:fill-color="#dee6ef"/>
      <style:paragraph-properties fo:text-align="center"/>
      <style:text-properties style:font-name="Liberation Sans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1" fo:font-size="9.89999961853027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9.89999961853027pt" style:font-size-asian="10pt" style:font-size-complex="1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1" fo:font-size="18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Liberation Sans1" fo:font-size="14pt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18pt" style:font-size-asian="32pt" style:font-size-complex="3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55269" loext:opacity="100%" style:font-name="Liberation Sans1"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style:font-name="Liberation Sans1" fo:font-size="10pt" style:font-size-asian="10pt" style:font-size-complex="10pt"/>
    </style:style>
    <style:style style:name="T2" style:family="text">
      <style:text-properties fo:color="#3465a4" loext:opacity="100%" style:font-name="Liberation Sans1" fo:font-size="10pt" style:font-size-asian="10pt" style:font-size-complex="10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style:font-name="Liberation Sans1" fo:font-size="14pt" style:font-size-asian="10pt" style:font-size-complex="10pt"/>
    </style:style>
    <style:style style:name="T5" style:family="text">
      <style:text-properties fo:color="#000000" loext:opacity="100%" style:font-name="Liberation Sans1" fo:font-size="18pt" style:font-size-asian="32pt" style:font-size-complex="32pt"/>
    </style:style>
    <style:style style:name="T6" style:family="text">
      <style:text-properties fo:color="#000000" loext:opacity="100%" style:font-name="Liberation Sans1" fo:font-size="14pt" style:font-size-asian="14pt" style:font-size-complex="14pt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5cm" svg:height="5cm" svg:x="0.111cm" svg:y="1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3cm" svg:x="13.611cm" svg:y="21.114cm">
          <text:p/>
          <draw:enhanced-geometry svg:viewBox="0 0 21600 21600" draw:path-stretchpoint-x="10800" draw:path-stretchpoint-y="10800" draw:text-areas="?f3 ?f4 ?f5 ?f6" draw:type="round-rectangle" draw:modifiers="3879.50683105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111cm" svg:y1="21.6cm" svg:x2="14.07cm" svg:y2="19.221cm">
          <text:p/>
        </draw:line>
        <draw:custom-shape draw:style-name="gr1" draw:text-style-name="P1" draw:layer="layout" svg:width="25cm" svg:height="5cm" svg:x="0.111cm" svg:y="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3cm" svg:x="10.41cm" svg:y="2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.4cm" svg:height="3cm" svg:x="10.41cm" svg:y="11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cm" svg:height="3cm" svg:x="5.6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cm" svg:height="3cm" svg:x="20.611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.989cm" svg:height="3.021cm" svg:x="5.611cm" svg:y="11.1cm">
          <draw:text-box draw:corner-radius="0.5cm">
            <text:p text:style-name="P5"><text:span text:style-name="T1">SSNAP</text:span></text:p>
            <text:p text:style-name="P5"><text:span text:style-name="T1"/></text:p>
            <text:p text:style-name="P5"><text:span text:style-name="T2">Pre-stroke patient mRS scores.</text:span></text:p>
          </draw:text-box>
        </draw:frame>
        <draw:frame draw:style-name="gr8" draw:text-style-name="P8" draw:layer="layout" svg:width="3.8cm" svg:height="3cm" svg:x="16.811cm" svg:y="21.114cm">
          <draw:text-box>
            <text:p text:style-name="P5"><text:span text:style-name="T1">HERMES thrombectomy</text:span></text:p>
            <text:p text:style-name="P5"><text:span text:style-name="T1">meta-analysis</text:span></text:p>
            <text:p text:style-name="P5"><text:span text:style-name="T1"/></text:p>
            <text:p text:style-name="P7"><text:span text:style-name="T1">(Goyal et al. 2016)</text:span></text:p>
          </draw:text-box>
        </draw:frame>
        <draw:frame draw:style-name="gr9" draw:text-style-name="P9" draw:layer="layout" svg:width="3cm" svg:height="4.191cm" svg:x="10.311cm" svg:y="21.1cm">
          <draw:text-box>
            <text:p text:style-name="P5"><text:span text:style-name="T1">Recanalisation meta-analysis</text:span></text:p>
            <text:p text:style-name="P5"><text:span text:style-name="T1">(Hui et al. 2020)</text:span></text:p>
            <text:p text:style-name="P5"><text:span text:style-name="T1"/></text:p>
            <text:p text:style-name="P5"><text:span text:style-name="T2">Successful recanalisation rate of 75%.</text:span></text:p>
            <text:p text:style-name="P5"><text:span text:style-name="T2"/></text:p>
          </draw:text-box>
        </draw:frame>
        <draw:frame draw:style-name="gr10" draw:text-style-name="P8" draw:layer="layout" svg:width="2.7cm" svg:height="2.221cm" svg:x="13.511cm" svg:y="11.49cm">
          <draw:text-box>
            <text:p text:style-name="P5"><text:span text:style-name="T1">Alteplase </text:span></text:p>
            <text:p text:style-name="P5"><text:span text:style-name="T1">meta-analysis</text:span></text:p>
            <text:p text:style-name="P5"><text:span text:style-name="T1"/></text:p>
            <text:p text:style-name="P5"><text:span text:style-name="T1">(Emberson et al. 2014)</text:span></text:p>
          </draw:text-box>
        </draw:frame>
        <draw:frame draw:style-name="gr11" draw:text-style-name="P8" draw:layer="layout" svg:width="4cm" svg:height="2.615cm" svg:x="20.611cm" svg:y="1.293cm">
          <draw:text-box>
            <text:p text:style-name="P5"><text:span text:style-name="T1">Intravenous alteplase meta-analysis</text:span></text:p>
            <text:p text:style-name="P5"><text:span text:style-name="T1">(Lees et al. 2010)</text:span></text:p>
            <text:p text:style-name="P5"><text:span text:style-name="T1"/></text:p>
            <text:p text:style-name="P7"><text:span text:style-name="T2">“</text:span><text:span text:style-name="T2">Placebo” population mRS distributions.</text:span></text:p>
          </draw:text-box>
        </draw:frame>
        <draw:frame draw:style-name="gr12" draw:text-style-name="P10" draw:layer="layout" svg:width="3.5cm" svg:height="3.2cm" svg:x="5.85cm" svg:y="6cm">
          <draw:text-box>
            <text:p text:style-name="P5"><text:span text:style-name="T3">Pre-stroke</text:span></text:p>
          </draw:text-box>
        </draw:frame>
        <draw:frame draw:style-name="gr12" draw:text-style-name="P10" draw:layer="layout" svg:width="3.5cm" svg:height="3.2cm" svg:x="10.85cm" svg:y="6cm">
          <draw:text-box>
            <text:p text:style-name="P5"><text:span text:style-name="T3">IVT at</text:span></text:p>
            <text:p text:style-name="P5"><text:span text:style-name="T3">time zero</text:span></text:p>
          </draw:text-box>
        </draw:frame>
        <draw:frame draw:style-name="gr12" draw:text-style-name="P11" draw:layer="layout" svg:width="3.5cm" svg:height="3.2cm" svg:x="15.861cm" svg:y="6cm">
          <draw:text-box>
            <text:p text:style-name="P5"><text:span text:style-name="T4">IVT at no-effect time</text:span></text:p>
          </draw:text-box>
        </draw:frame>
        <draw:frame draw:style-name="gr12" draw:text-style-name="P11" draw:layer="layout" svg:width="3.5cm" svg:height="3.2cm" svg:x="20.861cm" svg:y="6cm">
          <draw:text-box>
            <text:p text:style-name="P5"><text:span text:style-name="T4">No treatment</text:span></text:p>
          </draw:text-box>
        </draw:frame>
        <draw:frame draw:style-name="gr12" draw:text-style-name="P10" draw:layer="layout" svg:width="3.5cm" svg:height="3.2cm" svg:x="5.85cm" svg:y="15.9cm">
          <draw:text-box>
            <text:p text:style-name="P5"><text:span text:style-name="T3">Pre-stroke</text:span></text:p>
          </draw:text-box>
        </draw:frame>
        <draw:frame draw:style-name="gr12" draw:text-style-name="P10" draw:layer="layout" svg:width="3.5cm" svg:height="3.2cm" svg:x="20.861cm" svg:y="15.9cm">
          <draw:text-box>
            <text:p text:style-name="P5"><text:span text:style-name="T3">No treatment</text:span></text:p>
          </draw:text-box>
        </draw:frame>
        <draw:frame draw:style-name="gr13" draw:text-style-name="P10" draw:layer="layout" svg:width="3.5cm" svg:height="1.395cm" svg:x="10.861cm" svg:y="15.91cm">
          <draw:text-box>
            <text:p text:style-name="P5"><text:span text:style-name="T3">IVT at</text:span></text:p>
            <text:p text:style-name="P5"><text:span text:style-name="T3">time zero</text:span></text:p>
          </draw:text-box>
        </draw:frame>
        <draw:frame draw:style-name="gr13" draw:text-style-name="P10" draw:layer="layout" svg:width="3.5cm" svg:height="1.395cm" svg:x="15.861cm" svg:y="15.91cm">
          <draw:text-box>
            <text:p text:style-name="P5"><text:span text:style-name="T3">IVT at no-effect time</text:span></text:p>
          </draw:text-box>
        </draw:frame>
        <draw:frame draw:style-name="gr13" draw:text-style-name="P10" draw:layer="layout" svg:width="3.5cm" svg:height="1.395cm" svg:x="10.861cm" svg:y="17.841cm">
          <draw:text-box>
            <text:p text:style-name="P5"><text:span text:style-name="T3">MT at</text:span></text:p>
            <text:p text:style-name="P5"><text:span text:style-name="T3">time zero</text:span></text:p>
          </draw:text-box>
        </draw:frame>
        <draw:frame draw:style-name="gr13" draw:text-style-name="P10" draw:layer="layout" svg:width="3.5cm" svg:height="1.395cm" svg:x="15.861cm" svg:y="17.841cm">
          <draw:text-box>
            <text:p text:style-name="P5"><text:span text:style-name="T3">MT at no-effect time</text:span></text:p>
          </draw:text-box>
        </draw:frame>
        <draw:line draw:style-name="gr14" draw:text-style-name="P3" draw:layer="layout" svg:x1="15.832cm" svg:y1="16.607cm" svg:x2="14.332cm" svg:y2="16.607cm">
          <text:p/>
        </draw:line>
        <draw:line draw:style-name="gr14" draw:text-style-name="P3" draw:layer="layout" svg:x1="15.832cm" svg:y1="18.538cm" svg:x2="14.332cm" svg:y2="18.538cm">
          <text:p/>
        </draw:line>
        <draw:line draw:style-name="gr14" draw:text-style-name="P3" draw:layer="layout" svg:x1="9.311cm" svg:y1="7.6cm" svg:x2="10.811cm" svg:y2="7.6cm">
          <text:p/>
        </draw:line>
        <draw:line draw:style-name="gr14" draw:text-style-name="P3" draw:layer="layout" svg:x1="20.861cm" svg:y1="7.6cm" svg:x2="19.412cm" svg:y2="7.6cm">
          <text:p/>
        </draw:line>
        <draw:line draw:style-name="gr14" draw:text-style-name="P3" draw:layer="layout" svg:x1="24.111cm" svg:y1="15.9cm" svg:x2="24.111cm" svg:y2="9.2cm">
          <text:p/>
        </draw:line>
        <draw:frame draw:style-name="gr15" draw:text-style-name="P12" draw:layer="layout" svg:width="5cm" svg:height="4.948cm" svg:x="0.111cm" svg:y="5.126cm">
          <draw:text-box>
            <text:p text:style-name="P5"><text:span text:style-name="T5">nLVO</text:span></text:p>
            <text:p text:style-name="P5"><text:span text:style-name="T5">mRS distributions</text:span></text:p>
          </draw:text-box>
        </draw:frame>
        <draw:frame draw:style-name="gr16" draw:text-style-name="P12" draw:layer="layout" svg:width="5cm" svg:height="4.995cm" svg:x="0.111cm" svg:y="15.105cm">
          <draw:text-box>
            <text:p text:style-name="P5"><text:span text:style-name="T5">LVO</text:span></text:p>
            <text:p text:style-name="P5"><text:span text:style-name="T5">mRS distributions</text:span></text:p>
          </draw:text-box>
        </draw:frame>
        <draw:frame draw:style-name="gr17" draw:text-style-name="P13" draw:layer="layout" svg:width="5cm" svg:height="5cm" svg:x="-6.889cm" svg:y="0.1cm">
          <draw:text-box>
            <text:p text:style-name="P5"><text:span text:style-name="T6">Data sources for nLVO only</text:span></text:p>
          </draw:text-box>
        </draw:frame>
        <draw:frame draw:style-name="gr17" draw:text-style-name="P13" draw:layer="layout" svg:width="5cm" svg:height="5cm" svg:x="-6.889cm" svg:y="10.1cm">
          <draw:text-box>
            <text:p text:style-name="P5"><text:span text:style-name="T6">Data sources for</text:span></text:p>
            <text:p text:style-name="P5"><text:span text:style-name="T6">nLVO and LVO</text:span></text:p>
          </draw:text-box>
        </draw:frame>
        <draw:frame draw:style-name="gr17" draw:text-style-name="P13" draw:layer="layout" svg:width="5cm" svg:height="5cm" svg:x="-6.889cm" svg:y="20.1cm">
          <draw:text-box draw:corner-radius="0.101cm">
            <text:p text:style-name="P5"><text:span text:style-name="T6">Data sources for LVO only</text:span></text:p>
          </draw:text-box>
        </draw:frame>
        <draw:line draw:style-name="gr3" draw:text-style-name="P3" draw:layer="layout" svg:x1="7.611cm" svg:y1="11.1cm" svg:x2="7.611cm" svg:y2="9.2cm">
          <text:p/>
        </draw:line>
        <draw:line draw:style-name="gr3" draw:text-style-name="P3" draw:layer="layout" svg:x1="7.6cm" svg:y1="14.121cm" svg:x2="7.6cm" svg:y2="15.9cm">
          <text:p/>
        </draw:line>
        <draw:line draw:style-name="gr3" draw:text-style-name="P3" draw:layer="layout" svg:x1="22.811cm" svg:y1="21.401cm" svg:x2="22.811cm" svg:y2="19.1cm">
          <text:p/>
        </draw:line>
        <draw:line draw:style-name="gr3" draw:text-style-name="P3" draw:layer="layout" svg:x1="11.67cm" svg:y1="21.1cm" svg:x2="11.67cm" svg:y2="19.2cm">
          <text:p/>
        </draw:line>
        <draw:line draw:style-name="gr3" draw:text-style-name="P3" draw:layer="layout" svg:x1="12.011cm" svg:y1="11.35cm" svg:x2="12.011cm" svg:y2="9.2cm">
          <text:p/>
        </draw:line>
        <draw:line draw:style-name="gr3" draw:text-style-name="P3" draw:layer="layout" svg:x1="12.011cm" svg:y1="13.85cm" svg:x2="12.011cm" svg:y2="15.9cm">
          <text:p/>
        </draw:line>
        <draw:line draw:style-name="gr3" draw:text-style-name="P3" draw:layer="layout" svg:x1="17.611cm" svg:y1="11.35cm" svg:x2="17.611cm" svg:y2="9.2cm">
          <text:p/>
        </draw:line>
        <draw:line draw:style-name="gr3" draw:text-style-name="P3" draw:layer="layout" svg:x1="17.611cm" svg:y1="13.85cm" svg:x2="17.611cm" svg:y2="15.919cm">
          <text:p/>
        </draw:line>
        <draw:line draw:style-name="gr3" draw:text-style-name="P3" draw:layer="layout" svg:x1="22.111cm" svg:y1="11.35cm" svg:x2="22.111cm" svg:y2="9.2cm">
          <text:p/>
        </draw:line>
        <draw:line draw:style-name="gr3" draw:text-style-name="P3" draw:layer="layout" svg:x1="22.611cm" svg:y1="4.1cm" svg:x2="22.611cm" svg:y2="6cm">
          <text:p/>
        </draw:line>
        <draw:custom-shape draw:style-name="gr18" draw:text-style-name="P4" draw:layer="layout" svg:width="3cm" svg:height="2.5cm" svg:x="21.311cm" svg:y="21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8cm" svg:height="2.5cm" svg:x="10.611cm" svg:y="1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8cm" svg:height="2.5cm" svg:x="16.211cm" svg:y="1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801cm" svg:height="2.5cm" svg:x="20.711cm" svg:y="1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17cm" svg:y1="21.401cm" svg:x2="16.17cm" svg:y2="19.221cm">
          <text:p/>
        </draw:line>
        <draw:line draw:style-name="gr14" draw:text-style-name="P3" draw:layer="layout" svg:x1="20.881cm" svg:y1="18.538cm" svg:x2="19.432cm" svg:y2="18.538cm">
          <text:p/>
        </draw:line>
        <draw:line draw:style-name="gr14" draw:text-style-name="P3" draw:layer="layout" svg:x1="20.881cm" svg:y1="16.607cm" svg:x2="19.432cm" svg:y2="16.607cm">
          <text:p/>
        </draw:line>
        <draw:line draw:style-name="gr14" draw:text-style-name="P3" draw:layer="layout" svg:x1="9.372cm" svg:y1="18.538cm" svg:x2="10.821cm" svg:y2="18.538cm">
          <text:p/>
        </draw:line>
        <draw:line draw:style-name="gr14" draw:text-style-name="P3" draw:layer="layout" svg:x1="9.372cm" svg:y1="16.607cm" svg:x2="10.821cm" svg:y2="16.607cm">
          <text:p/>
        </draw:line>
        <draw:custom-shape draw:style-name="gr21" draw:text-style-name="P4" draw:layer="layout" svg:width="3cm" svg:height="2.5cm" svg:x="13.811cm" svg:y="21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3cm" svg:height="2.5cm" svg:x="13.811cm" svg:y="21.364cm">
          <draw:text-box>
            <text:p text:style-name="P5"><text:span text:style-name="T2">Mortality rate with MT and average time to MT.</text:span></text:p>
          </draw:text-box>
        </draw:frame>
        <draw:frame draw:style-name="gr22" draw:text-style-name="P6" draw:layer="layout" svg:width="2.801cm" svg:height="2.5cm" svg:x="20.711cm" svg:y="11.35cm">
          <draw:text-box>
            <text:p text:style-name="P5"><text:span text:style-name="T2">Probabilities of good outcome.</text:span></text:p>
          </draw:text-box>
        </draw:frame>
        <draw:frame draw:style-name="gr23" draw:text-style-name="P14" draw:layer="layout" svg:width="2.8cm" svg:height="2.5cm" svg:x="16.211cm" svg:y="11.35cm">
          <draw:text-box>
            <text:p text:style-name="P7"><text:span text:style-name="T7">Mortality rates with and without IVT.</text:span></text:p>
          </draw:text-box>
        </draw:frame>
        <draw:frame draw:style-name="gr24" draw:text-style-name="P9" draw:layer="layout" svg:width="2.8cm" svg:height="2.451cm" svg:x="10.611cm" svg:y="11.375cm">
          <draw:text-box>
            <text:p text:style-name="P5"><text:span text:style-name="T7">Decline of odds ratio of good outcome with time</text:span><text:span text:style-name="T2">.</text:span></text:p>
          </draw:text-box>
        </draw:frame>
        <draw:frame draw:style-name="gr22" draw:text-style-name="P6" draw:layer="layout" svg:width="3cm" svg:height="2.5cm" svg:x="21.311cm" svg:y="21.364cm">
          <draw:text-box>
            <text:p text:style-name="P5"><text:span text:style-name="T2">mRS distribution of control population.</text:span></text:p>
          </draw:text-box>
        </draw:frame>
        <draw:line draw:style-name="gr14" draw:text-style-name="P3" draw:layer="layout" svg:x1="15.802cm" svg:y1="7.6cm" svg:x2="14.353cm" svg:y2="7.6cm">
          <text:p/>
        </draw:lin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5.2cm" fo:page-height="25.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4.95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Mpr1" draw:text-style-name="MP5" draw:layer="backgroundobjects" svg:width="25.101cm" svg:height="2.629cm" svg:x="1.399cm" svg:y="1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2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09:11:50.998541629</meta:creation-date>
    <dc:date>2024-06-27T15:32:20.579788495</dc:date>
    <meta:editing-duration>P1DT13H5M32S</meta:editing-duration>
    <meta:editing-cycles>469</meta:editing-cycles>
    <meta:generator>LibreOffice/7.3.7.2$Linux_X86_64 LibreOffice_project/30$Build-2</meta:generator>
    <meta:document-statistic meta:object-count="82"/>
  </office:meta>
</office:document-meta>
</file>